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57ba" officeooo:paragraph-rsid="000557b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140;38</text:p>
      <text:p text:style-name="P1">1267;39</text:p>
      <text:p text:style-name="P1">1394;38</text:p>
      <text:p text:style-name="P1">1521;38</text:p>
      <text:p text:style-name="P1">1647;38</text:p>
      <text:p text:style-name="P1">1774;38</text:p>
      <text:p text:style-name="P1">1901;39</text:p>
      <text:p text:style-name="P1">2028;38</text:p>
      <text:p text:style-name="P1">2155;38</text:p>
      <text:p text:style-name="P1">2281;39</text:p>
      <text:p text:style-name="P1">2408;38</text:p>
      <text:p text:style-name="P1">2535;38</text:p>
      <text:p text:style-name="P1">2662;39</text:p>
      <text:p text:style-name="P1">2789;38</text:p>
      <text:p text:style-name="P1">2916;38</text:p>
      <text:p text:style-name="P1">3042;38</text:p>
      <text:p text:style-name="P1">3169;38</text:p>
      <text:p text:style-name="P1">3296;38</text:p>
      <text:p text:style-name="P1">3423;38</text:p>
      <text:p text:style-name="P1">3550;38</text:p>
      <text:p text:style-name="P1">3677;38</text:p>
      <text:p text:style-name="P1">3803;39</text:p>
      <text:p text:style-name="P1">3930;38</text:p>
      <text:p text:style-name="P1">4057;38</text:p>
      <text:p text:style-name="P1">4184;38</text:p>
      <text:p text:style-name="P1">4311;38</text:p>
      <text:p text:style-name="P1">4438;38</text:p>
      <text:p text:style-name="P1">4564;39</text:p>
      <text:p text:style-name="P1">4690;38</text:p>
      <text:p text:style-name="P1">4817;38</text:p>
      <text:p text:style-name="P1">4944;38</text:p>
      <text:p text:style-name="P1">5071;38</text:p>
      <text:p text:style-name="P1">5198;38</text:p>
      <text:p text:style-name="P1">5325;38</text:p>
      <text:p text:style-name="P1">5452;38</text:p>
      <text:p text:style-name="P1">5579;38</text:p>
      <text:p text:style-name="P1">5705;38</text:p>
      <text:p text:style-name="P1">5832;38</text:p>
      <text:p text:style-name="P1">5959;38</text:p>
      <text:p text:style-name="P1">6086;38</text:p>
      <text:p text:style-name="P1">6212;38</text:p>
      <text:p text:style-name="P1">6339;38</text:p>
      <text:p text:style-name="P1">6466;38</text:p>
      <text:p text:style-name="P1">6593;38</text:p>
      <text:p text:style-name="P1">6720;38</text:p>
      <text:p text:style-name="P1">6847;38</text:p>
      <text:p text:style-name="P1">6973;38</text:p>
      <text:p text:style-name="P1">7100;38</text:p>
      <text:p text:style-name="P1">7227;39</text:p>
      <text:p text:style-name="P1">7354;38</text:p>
      <text:p text:style-name="P1">7481;38</text:p>
      <text:p text:style-name="P1">7607;38</text:p>
      <text:p text:style-name="P1"><text:soft-page-break/>7734;38</text:p>
      <text:p text:style-name="P1">7861;38</text:p>
      <text:p text:style-name="P1">7988;38</text:p>
      <text:p text:style-name="P1">8115;38</text:p>
      <text:p text:style-name="P1">8241;38</text:p>
      <text:p text:style-name="P1">8368;38</text:p>
      <text:p text:style-name="P1">8495;38</text:p>
      <text:p text:style-name="P1">8622;38</text:p>
      <text:p text:style-name="P1">8749;38</text:p>
      <text:p text:style-name="P1">8876;38</text:p>
      <text:p text:style-name="P1">9001;39</text:p>
      <text:p text:style-name="P1">9128;39</text:p>
      <text:p text:style-name="P1">9255;38</text:p>
      <text:p text:style-name="P1">9382;38</text:p>
      <text:p text:style-name="P1">9509;38</text:p>
      <text:p text:style-name="P1">9636;39</text:p>
      <text:p text:style-name="P1">9763;38</text:p>
      <text:p text:style-name="P1">9889;38</text:p>
      <text:p text:style-name="P1">10016;38</text:p>
      <text:p text:style-name="P1">10143;38</text:p>
      <text:p text:style-name="P1">10270;39</text:p>
      <text:p text:style-name="P1">10397;38</text:p>
      <text:p text:style-name="P1">10524;38</text:p>
      <text:p text:style-name="P1">10651;38</text:p>
      <text:p text:style-name="P1">10778;38</text:p>
      <text:p text:style-name="P1">10905;38</text:p>
      <text:p text:style-name="P1">11032;38</text:p>
      <text:p text:style-name="P1">11159;38</text:p>
      <text:p text:style-name="P1">11286;38</text:p>
      <text:p text:style-name="P1">11413;38</text:p>
      <text:p text:style-name="P1">11540;38</text:p>
      <text:p text:style-name="P1">11667;39</text:p>
      <text:p text:style-name="P1">11794;38</text:p>
      <text:p text:style-name="P1">11921;38</text:p>
      <text:p text:style-name="P1">12048;38</text:p>
      <text:p text:style-name="P1">12175;39</text:p>
      <text:p text:style-name="P1">12302;38</text:p>
      <text:p text:style-name="P1">12429;38</text:p>
      <text:p text:style-name="P1">12556;39</text:p>
      <text:p text:style-name="P1">12683;38</text:p>
      <text:p text:style-name="P1">12810;38</text:p>
      <text:p text:style-name="P1">12937;38</text:p>
      <text:p text:style-name="P1">13064;38</text:p>
      <text:p text:style-name="P1">13191;39</text:p>
      <text:p text:style-name="P1">13318;39</text:p>
      <text:p text:style-name="P1">13445;38</text:p>
      <text:p text:style-name="P1">13572;38</text:p>
      <text:p text:style-name="P1">13699;38</text:p>
      <text:p text:style-name="P1">13826;38</text:p>
      <text:p text:style-name="P1">13952;37</text:p>
      <text:p text:style-name="P1">14078;37</text:p>
      <text:p text:style-name="P1">14205;38</text:p>
      <text:p text:style-name="P1"><text:soft-page-break/>14332;38</text:p>
      <text:p text:style-name="P1">14459;37</text:p>
      <text:p text:style-name="P1">14585;37</text:p>
      <text:p text:style-name="P1">14712;37</text:p>
      <text:p text:style-name="P1">14839;37</text:p>
      <text:p text:style-name="P1">14965;37</text:p>
      <text:p text:style-name="P1">15092;36</text:p>
      <text:p text:style-name="P1">15219;36</text:p>
      <text:p text:style-name="P1">15345;35</text:p>
      <text:p text:style-name="P1">15471;35</text:p>
      <text:p text:style-name="P1">15597;34</text:p>
      <text:p text:style-name="P1">15723;33</text:p>
      <text:p text:style-name="P1">15848;32</text:p>
      <text:p text:style-name="P1">15973;32</text:p>
      <text:p text:style-name="P1">16098;30</text:p>
      <text:p text:style-name="P1">16223;30</text:p>
      <text:p text:style-name="P1">16348;30</text:p>
      <text:p text:style-name="P1">16472;30</text:p>
      <text:p text:style-name="P1">16596;30</text:p>
      <text:p text:style-name="P1">16720;29</text:p>
      <text:p text:style-name="P1">16845;29</text:p>
      <text:p text:style-name="P1">16969;29</text:p>
      <text:p text:style-name="P1">17093;27</text:p>
      <text:p text:style-name="P1">17217;26</text:p>
      <text:p text:style-name="P1">17341;26</text:p>
      <text:p text:style-name="P1">17464;26</text:p>
      <text:p text:style-name="P1">17588;25</text:p>
      <text:p text:style-name="P1">17711;24</text:p>
      <text:p text:style-name="P1">17833;24</text:p>
      <text:p text:style-name="P1">17956;24</text:p>
      <text:p text:style-name="P1">18079;24</text:p>
      <text:p text:style-name="P1">18202;23</text:p>
      <text:p text:style-name="P1">18325;22</text:p>
      <text:p text:style-name="P1">18447;21</text:p>
      <text:p text:style-name="P1">18569;21</text:p>
      <text:p text:style-name="P1">18691;21</text:p>
      <text:p text:style-name="P1">18812;21</text:p>
      <text:p text:style-name="P1">18935;21</text:p>
      <text:p text:style-name="P1">19057;21</text:p>
      <text:p text:style-name="P1">19179;20</text:p>
      <text:p text:style-name="P1">19301;21</text:p>
      <text:p text:style-name="P1">19423;21</text:p>
      <text:p text:style-name="P1">19545;21</text:p>
      <text:p text:style-name="P1">19666;21</text:p>
      <text:p text:style-name="P1">19789;21</text:p>
      <text:p text:style-name="P1">19911;20</text:p>
      <text:p text:style-name="P1">20032;19</text:p>
      <text:p text:style-name="P1">20154;19</text:p>
      <text:p text:style-name="P1">20276;19</text:p>
      <text:p text:style-name="P1">20397;19</text:p>
      <text:p text:style-name="P1">20518;18</text:p>
      <text:p text:style-name="P1">20639;18</text:p>
      <text:p text:style-name="P1"><text:soft-page-break/>20760;18</text:p>
      <text:p text:style-name="P1">20882;17</text:p>
      <text:p text:style-name="P1">21003;17</text:p>
      <text:p text:style-name="P1">21124;16</text:p>
      <text:p text:style-name="P1">21243;16</text:p>
      <text:p text:style-name="P1">21364;16</text:p>
      <text:p text:style-name="P1">21485;15</text:p>
      <text:p text:style-name="P1">21605;15</text:p>
      <text:p text:style-name="P1">21726;15</text:p>
      <text:p text:style-name="P1">21846;15</text:p>
      <text:p text:style-name="P1">21965;13</text:p>
      <text:p text:style-name="P1">22085;13</text:p>
      <text:p text:style-name="P1">22205;13</text:p>
      <text:p text:style-name="P1">22325;13</text:p>
      <text:p text:style-name="P1">22445;13</text:p>
      <text:p text:style-name="P1">22564;12</text:p>
      <text:p text:style-name="P1">22683;12</text:p>
      <text:p text:style-name="P1">22803;12</text:p>
      <text:p text:style-name="P1">22922;12</text:p>
      <text:p text:style-name="P1">23042;11</text:p>
      <text:p text:style-name="P1">23160;11</text:p>
      <text:p text:style-name="P1">23279;11</text:p>
      <text:p text:style-name="P1">23399;11</text:p>
      <text:p text:style-name="P1">23518;11</text:p>
      <text:p text:style-name="P1">23636;10</text:p>
      <text:p text:style-name="P1">23755;10</text:p>
      <text:p text:style-name="P1">23874;10</text:p>
      <text:p text:style-name="P1">23993;9</text:p>
      <text:p text:style-name="P1">24112;9</text:p>
      <text:p text:style-name="P1">24230;10</text:p>
      <text:p text:style-name="P1">24349;9</text:p>
      <text:p text:style-name="P1">24467;9</text:p>
      <text:p text:style-name="P1">24586;9</text:p>
      <text:p text:style-name="P1">24704;9</text:p>
      <text:p text:style-name="P1">24822;10</text:p>
      <text:p text:style-name="P1">24941;10</text:p>
      <text:p text:style-name="P1">25060;11</text:p>
      <text:p text:style-name="P1">25179;12</text:p>
      <text:p text:style-name="P1">25298;13</text:p>
      <text:p text:style-name="P1">25418;14</text:p>
      <text:p text:style-name="P1">25538;15</text:p>
      <text:p text:style-name="P1">25658;15</text:p>
      <text:p text:style-name="P1">25779;15</text:p>
      <text:p text:style-name="P1">25899;16</text:p>
      <text:p text:style-name="P1">26019;16</text:p>
      <text:p text:style-name="P1">26139;16</text:p>
      <text:p text:style-name="P1">26260;16</text:p>
      <text:p text:style-name="P1">26381;17</text:p>
      <text:p text:style-name="P1">26502;18</text:p>
      <text:p text:style-name="P1">26622;19</text:p>
      <text:p text:style-name="P1">26744;20</text:p>
      <text:p text:style-name="P1">26865;20</text:p>
      <text:p text:style-name="P1"><text:soft-page-break/>26987;21</text:p>
      <text:p text:style-name="P1">27109;22</text:p>
      <text:p text:style-name="P1">27231;22</text:p>
      <text:p text:style-name="P1">27354;23</text:p>
      <text:p text:style-name="P1">27476;23</text:p>
      <text:p text:style-name="P1">27598;24</text:p>
      <text:p text:style-name="P1">27721;24</text:p>
      <text:p text:style-name="P1">27844;25</text:p>
      <text:p text:style-name="P1">27968;26</text:p>
      <text:p text:style-name="P1">28091;27</text:p>
      <text:p text:style-name="P1">28215;27</text:p>
      <text:p text:style-name="P1">28339;28</text:p>
      <text:p text:style-name="P1">28463;28</text:p>
      <text:p text:style-name="P1">28587;29</text:p>
      <text:p text:style-name="P1">28710;30</text:p>
      <text:p text:style-name="P1">28835;32</text:p>
      <text:p text:style-name="P1">28960;32</text:p>
      <text:p text:style-name="P1">29085;33</text:p>
      <text:p text:style-name="P1">29211;34</text:p>
      <text:p text:style-name="P1">29337;34</text:p>
      <text:p text:style-name="P1">29463;34</text:p>
      <text:p text:style-name="P1">29588;35</text:p>
      <text:p text:style-name="P1">29715;35</text:p>
      <text:p text:style-name="P1">29841;35</text:p>
      <text:p text:style-name="P1">29967;35</text:p>
      <text:p text:style-name="P1">30093;35</text:p>
      <text:p text:style-name="P1">30219;36</text:p>
      <text:p text:style-name="P1">30345;36</text:p>
      <text:p text:style-name="P1">30471;37</text:p>
      <text:p text:style-name="P1">30598;36</text:p>
      <text:p text:style-name="P1">30724;37</text:p>
      <text:p text:style-name="P1">30851;37</text:p>
      <text:p text:style-name="P1">30977;38</text:p>
      <text:p text:style-name="P1">31104;37</text:p>
      <text:p text:style-name="P1">31230;38</text:p>
      <text:p text:style-name="P1">31357;38</text:p>
      <text:p text:style-name="P1">31484;38</text:p>
      <text:p text:style-name="P1">31611;39</text:p>
      <text:p text:style-name="P1">31738;38</text:p>
      <text:p text:style-name="P1">31865;39</text:p>
      <text:p text:style-name="P1">31992;38</text:p>
      <text:p text:style-name="P1">32119;39</text:p>
      <text:p text:style-name="P1">32246;38</text:p>
      <text:p text:style-name="P1">32372;38</text:p>
      <text:p text:style-name="P1">32499;38</text:p>
      <text:p text:style-name="P1">32626;38</text:p>
      <text:p text:style-name="P1">32753;38</text:p>
      <text:p text:style-name="P1">32880;38</text:p>
      <text:p text:style-name="P1">33007;38</text:p>
      <text:p text:style-name="P1">33134;37</text:p>
      <text:p text:style-name="P1">33261;37</text:p>
      <text:p text:style-name="P1">33388;37</text:p>
      <text:p text:style-name="P1"><text:soft-page-break/>33514;36</text:p>
      <text:p text:style-name="P1">33640;36</text:p>
      <text:p text:style-name="P1">33767;36</text:p>
      <text:p text:style-name="P1">33893;36</text:p>
      <text:p text:style-name="P1">34019;36</text:p>
      <text:p text:style-name="P1">34146;35</text:p>
      <text:p text:style-name="P1">34272;34</text:p>
      <text:p text:style-name="P1">34398;34</text:p>
      <text:p text:style-name="P1">34523;34</text:p>
      <text:p text:style-name="P1">34649;35</text:p>
      <text:p text:style-name="P1">34775;35</text:p>
      <text:p text:style-name="P1">34900;35</text:p>
      <text:p text:style-name="P1">35026;36</text:p>
      <text:p text:style-name="P1">35152;37</text:p>
      <text:p text:style-name="P1">35279;38</text:p>
      <text:p text:style-name="P1">35406;37</text:p>
      <text:p text:style-name="P1">35533;37</text:p>
      <text:p text:style-name="P1">35659;37</text:p>
      <text:p text:style-name="P1">35786;37</text:p>
      <text:p text:style-name="P1">35913;37</text:p>
      <text:p text:style-name="P1">36039;38</text:p>
      <text:p text:style-name="P1">36166;38</text:p>
      <text:p text:style-name="P1">36293;38</text:p>
      <text:p text:style-name="P1">36420;38</text:p>
      <text:p text:style-name="P1">36547;39</text:p>
      <text:p text:style-name="P1">36674;39</text:p>
      <text:p text:style-name="P1">36801;38</text:p>
      <text:p text:style-name="P1">36928;38</text:p>
      <text:p text:style-name="P1">37055;39</text:p>
      <text:p text:style-name="P1">37182;38</text:p>
      <text:p text:style-name="P1">37309;38</text:p>
      <text:p text:style-name="P1">37436;38</text:p>
      <text:p text:style-name="P1">37563;38</text:p>
      <text:p text:style-name="P1">37690;37</text:p>
      <text:p text:style-name="P1">37817;37</text:p>
      <text:p text:style-name="P1">37943;37</text:p>
      <text:p text:style-name="P1">38070;37</text:p>
      <text:p text:style-name="P1">38196;36</text:p>
      <text:p text:style-name="P1">38323;36</text:p>
      <text:p text:style-name="P1">38449;36</text:p>
      <text:p text:style-name="P1">38576;36</text:p>
      <text:p text:style-name="P1">38702;35</text:p>
      <text:p text:style-name="P1">38828;35</text:p>
      <text:p text:style-name="P1">38953;34</text:p>
      <text:p text:style-name="P1">39079;34</text:p>
      <text:p text:style-name="P1">39205;34</text:p>
      <text:p text:style-name="P1">39330;33</text:p>
      <text:p text:style-name="P1">39456;33</text:p>
      <text:p text:style-name="P1">39581;33</text:p>
      <text:p text:style-name="P1">39707;32</text:p>
      <text:p text:style-name="P1">39832;33</text:p>
      <text:p text:style-name="P1">39957;32</text:p>
      <text:p text:style-name="P1"><text:soft-page-break/>40083;31</text:p>
      <text:p text:style-name="P1">40208;30</text:p>
      <text:p text:style-name="P1">40332;30</text:p>
      <text:p text:style-name="P1">40457;30</text:p>
      <text:p text:style-name="P1">40582;30</text:p>
      <text:p text:style-name="P1">40706;29</text:p>
      <text:p text:style-name="P1">40830;28</text:p>
      <text:p text:style-name="P1">40954;28</text:p>
      <text:p text:style-name="P1">41078;27</text:p>
      <text:p text:style-name="P1">41202;27</text:p>
      <text:p text:style-name="P1">41326;26</text:p>
      <text:p text:style-name="P1">41449;26</text:p>
      <text:p text:style-name="P1">41573;26</text:p>
      <text:p text:style-name="P1">41696;25</text:p>
      <text:p text:style-name="P1">41819;25</text:p>
      <text:p text:style-name="P1">41943;24</text:p>
      <text:p text:style-name="P1">42065;23</text:p>
      <text:p text:style-name="P1">42187;23</text:p>
      <text:p text:style-name="P1">42310;22</text:p>
      <text:p text:style-name="P1">42433;22</text:p>
      <text:p text:style-name="P1">42555;22</text:p>
      <text:p text:style-name="P1">42677;22</text:p>
      <text:p text:style-name="P1">42799;21</text:p>
      <text:p text:style-name="P1">42921;21</text:p>
      <text:p text:style-name="P1">43043;20</text:p>
      <text:p text:style-name="P1">43164;19</text:p>
      <text:p text:style-name="P1">43286;18</text:p>
      <text:p text:style-name="P1">43407;18</text:p>
      <text:p text:style-name="P1">43529;17</text:p>
      <text:p text:style-name="P1">43650;17</text:p>
      <text:p text:style-name="P1">43770;17</text:p>
      <text:p text:style-name="P1">43891;16</text:p>
      <text:p text:style-name="P1">44011;16</text:p>
      <text:p text:style-name="P1">44132;15</text:p>
      <text:p text:style-name="P1">44252;15</text:p>
      <text:p text:style-name="P1">44372;15</text:p>
      <text:p text:style-name="P1">44492;14</text:p>
      <text:p text:style-name="P1">44612;14</text:p>
      <text:p text:style-name="P1">44733;13</text:p>
      <text:p text:style-name="P1">44853;13</text:p>
      <text:p text:style-name="P1">44972;12</text:p>
      <text:p text:style-name="P1">45091;12</text:p>
      <text:p text:style-name="P1">45211;12</text:p>
      <text:p text:style-name="P1">45330;12</text:p>
      <text:p text:style-name="P1">45450;12</text:p>
      <text:p text:style-name="P1">45569;12</text:p>
      <text:p text:style-name="P1">45688;12</text:p>
      <text:p text:style-name="P1">45807;12</text:p>
      <text:p text:style-name="P1">45927;12</text:p>
      <text:p text:style-name="P1">46046;12</text:p>
      <text:p text:style-name="P1">46166;12</text:p>
      <text:p text:style-name="P1">46285;13</text:p>
      <text:p text:style-name="P1"><text:soft-page-break/>46404;13</text:p>
      <text:p text:style-name="P1">46524;14</text:p>
      <text:p text:style-name="P1">46644;15</text:p>
      <text:p text:style-name="P1">46764;15</text:p>
      <text:p text:style-name="P1">46884;15</text:p>
      <text:p text:style-name="P1">47004;16</text:p>
      <text:p text:style-name="P1">47125;16</text:p>
      <text:p text:style-name="P1">47246;17</text:p>
      <text:p text:style-name="P1">47367;18</text:p>
      <text:p text:style-name="P1">47488;18</text:p>
      <text:p text:style-name="P1">47609;19</text:p>
      <text:p text:style-name="P1">47730;20</text:p>
      <text:p text:style-name="P1">47852;20</text:p>
      <text:p text:style-name="P1">47974;22</text:p>
      <text:p text:style-name="P1">48096;22</text:p>
      <text:p text:style-name="P1">48218;22</text:p>
      <text:p text:style-name="P1">48339;23</text:p>
      <text:p text:style-name="P1">48462;23</text:p>
      <text:p text:style-name="P1">48585;23</text:p>
      <text:p text:style-name="P1">48707;25</text:p>
      <text:p text:style-name="P1">48831;26</text:p>
      <text:p text:style-name="P1">48954;27</text:p>
      <text:p text:style-name="P1">49078;28</text:p>
      <text:p text:style-name="P1">49202;28</text:p>
      <text:p text:style-name="P1">49326;29</text:p>
      <text:p text:style-name="P1">49449;30</text:p>
      <text:p text:style-name="P1">49574;31</text:p>
      <text:p text:style-name="P1">49699;31</text:p>
      <text:p text:style-name="P1">49824;32</text:p>
      <text:p text:style-name="P1">49949;33</text:p>
      <text:p text:style-name="P1">50074;33</text:p>
      <text:p text:style-name="P1">50200;34</text:p>
      <text:p text:style-name="P1">50326;35</text:p>
      <text:p text:style-name="P1">50452;35</text:p>
      <text:p text:style-name="P1">50578;36</text:p>
      <text:p text:style-name="P1">50704;36</text:p>
      <text:p text:style-name="P1">50831;37</text:p>
      <text:p text:style-name="P1">50957;37</text:p>
      <text:p text:style-name="P1">51084;37</text:p>
      <text:p text:style-name="P1">51210;37</text:p>
      <text:p text:style-name="P1">51337;38</text:p>
      <text:p text:style-name="P1">51464;38</text:p>
      <text:p text:style-name="P1">51591;39</text:p>
      <text:p text:style-name="P1">51718;38</text:p>
      <text:p text:style-name="P1">51845;38</text:p>
      <text:p text:style-name="P1">51972;38</text:p>
      <text:p text:style-name="P1">52099;38</text:p>
      <text:p text:style-name="P1">52226;38</text:p>
      <text:p text:style-name="P1">52353;39</text:p>
      <text:p text:style-name="P1">52480;39</text:p>
      <text:p text:style-name="P1">52606;38</text:p>
      <text:p text:style-name="P1">52733;38</text:p>
      <text:p text:style-name="P1"><text:soft-page-break/>52860;38</text:p>
      <text:p text:style-name="P1">52987;38</text:p>
      <text:p text:style-name="P1">53114;39</text:p>
      <text:p text:style-name="P1">53241;39</text:p>
      <text:p text:style-name="P1">53368;38</text:p>
      <text:p text:style-name="P1">53495;38</text:p>
      <text:p text:style-name="P1">53622;38</text:p>
      <text:p text:style-name="P1">53749;38</text:p>
      <text:p text:style-name="P1">53876;39</text:p>
      <text:p text:style-name="P1">54003;39</text:p>
      <text:p text:style-name="P1">54130;39</text:p>
      <text:p text:style-name="P1">54257;38</text:p>
      <text:p text:style-name="P1">54384;39</text:p>
      <text:p text:style-name="P1">54511;39</text:p>
      <text:p text:style-name="P1">54638;38</text:p>
      <text:p text:style-name="P1">54765;39</text:p>
      <text:p text:style-name="P1">54892;38</text:p>
      <text:p text:style-name="P1">55019;39</text:p>
      <text:p text:style-name="P1">55146;39</text:p>
      <text:p text:style-name="P1">55273;39</text:p>
      <text:p text:style-name="P1">55400;38</text:p>
      <text:p text:style-name="P1">55527;39</text:p>
      <text:p text:style-name="P1">55654;38</text:p>
      <text:p text:style-name="P1">55781;38</text:p>
      <text:p text:style-name="P1">55908;38</text:p>
      <text:p text:style-name="P1">56035;38</text:p>
      <text:p text:style-name="P1">56162;38</text:p>
      <text:p text:style-name="P1">56289;38</text:p>
      <text:p text:style-name="P1">56416;38</text:p>
      <text:p text:style-name="P1">56543;38</text:p>
      <text:p text:style-name="P1">56669;38</text:p>
      <text:p text:style-name="P1">56796;38</text:p>
      <text:p text:style-name="P1">56924;39</text:p>
      <text:p text:style-name="P1">57051;38</text:p>
      <text:p text:style-name="P1">57178;39</text:p>
      <text:p text:style-name="P1">57305;39</text:p>
      <text:p text:style-name="P1">57432;39</text:p>
      <text:p text:style-name="P1">57559;39</text:p>
      <text:p text:style-name="P1">57686;38</text:p>
      <text:p text:style-name="P1">57812;38</text:p>
      <text:p text:style-name="P1">57939;39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2T20:51:15.658149575</meta:creation-date>
    <dc:date>2018-06-22T20:51:30.261384689</dc:date>
    <meta:editing-duration>PT14S</meta:editing-duration>
    <meta:editing-cycles>1</meta:editing-cycles>
    <meta:document-statistic meta:table-count="0" meta:image-count="0" meta:object-count="0" meta:page-count="9" meta:paragraph-count="457" meta:word-count="457" meta:character-count="3581" meta:non-whitespace-character-count="3580"/>
    <meta:generator>LibreOffice/5.1.6.2$Linux_X86_64 LibreOffice_project/10m0$Build-2</meta:generator>
  </office:meta>
</office:document-meta>
</file>